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/>
    </style:style>
    <style:style style:name="Tabella1.A" style:family="table-column">
      <style:table-column-properties style:column-width="5.54cm" style:rel-column-width="1310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2.101cm"/>
    </style:style>
    <style:style style:name="P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T1" style:family="text">
      <style:text-properties officeooo:rsid="000f3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p text:style-name="P2"><text:text-input text:description="&lt;for each=&quot;l1, l2, l3, l4, l5 in get_objects(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table:number-columns-spanned="5" office:value-type="string">
            <text:p text:style-name="P2"><text:span text:style-name="T1"><text:text-input text:description="&lt;/for&gt;">ends for loop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6T11:48:02.843430370</dc:date>
    <dc:creator>thebrush </dc:creator>
    <meta:editing-duration>PT7H39M26S</meta:editing-duration>
    <meta:editing-cycles>84</meta:editing-cycles>
    <meta:document-statistic meta:table-count="1" meta:image-count="0" meta:object-count="0" meta:page-count="1" meta:paragraph-count="2" meta:word-count="10" meta:character-count="32" meta:non-whitespace-character-count="28"/>
  </office:meta>
</office:document-meta>
</file>